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E40000034E76AE731CBC9D84A1.png" manifest:media-type="image/png"/>
  <manifest:file-entry manifest:full-path="Pictures/1000000100000CE40000034E665F9BF5530271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ir Conditioner" svg:font-family="'Air Conditioner'" style:font-pitch="variable"/>
    <style:font-face style:name="Argor Got Scaqh" svg:font-family="'Argor Got Scaqh'" style:font-pitch="variable"/>
    <style:font-face style:name="Army" svg:font-family="Army" style:font-pitch="variable"/>
    <style:font-face style:name="Auto Mission" svg:font-family="'Auto Mission'" style:font-pitch="variable"/>
    <style:font-face style:name="Brush Script MT" svg:font-family="'Brush Script MT'" style:font-family-generic="script" style:font-pitch="variable"/>
    <style:font-face style:name="Christmas Lights Indoor" svg:font-family="'Christmas Lights Indoo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on Lights" svg:font-family="'Neon Lights'" style:font-pitch="variable"/>
    <style:font-face style:name="Old English" svg:font-family="'Old English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my" fo:font-size="72pt" officeooo:rsid="0018dd1c" officeooo:paragraph-rsid="0018dd1c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Brush Script MT" fo:font-size="48pt" officeooo:rsid="0018dd1c" officeooo:paragraph-rsid="0018dd1c" style:font-size-asian="42pt" style:font-size-complex="48pt"/>
    </style:style>
    <style:style style:name="P3" style:family="paragraph" style:parent-style-name="Standard">
      <style:paragraph-properties fo:text-align="center" style:justify-single-word="false"/>
      <style:text-properties fo:color="#127622" loext:opacity="100%" style:font-name="Argor Got Scaqh" fo:font-size="80pt" officeooo:rsid="0018dd1c" officeooo:paragraph-rsid="0018dd1c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color="#127622" loext:opacity="100%" style:font-name="Auto Mission" fo:font-size="96pt" officeooo:rsid="0018dd1c" officeooo:paragraph-rsid="0018dd1c" style:font-size-asian="96pt" style:font-size-complex="9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18dd1c" officeooo:paragraph-rsid="0018dd1c" style:font-size-asian="31.5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8dd1c" officeooo:paragraph-rsid="0018dd1c" style:font-size-asian="12.25pt" style:font-size-complex="1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9252in" svg:height="1.7764in" draw:z-index="0"><draw:image xlink:href="Pictures/1000000100000CE40000034E76AE731CBC9D84A1.png" xlink:type="simple" xlink:show="embed" xlink:actuate="onLoad" draw:mime-type="image/png"/></draw:frame></text:p>
      <text:p text:style-name="P1">RESERVED</text:p>
      <text:p text:style-name="P5"/>
      <text:p text:style-name="P2">For the</text:p>
      <text:p text:style-name="P6"/>
      <text:p text:style-name="P4">Illumineer</text:p>
      <text:p text:style-name="P3"><draw:frame draw:style-name="fr1" draw:name="Image2" text:anchor-type="char" svg:x="-0.0209in" svg:y="0.6764in" svg:width="6.9252in" svg:height="1.7764in" draw:z-index="1"><draw:image xlink:href="Pictures/1000000100000CE40000034E665F9BF5530271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ir Conditioner" svg:font-family="'Air Conditioner'" style:font-pitch="variable"/>
    <style:font-face style:name="Argor Got Scaqh" svg:font-family="'Argor Got Scaqh'" style:font-pitch="variable"/>
    <style:font-face style:name="Army" svg:font-family="Army" style:font-pitch="variable"/>
    <style:font-face style:name="Auto Mission" svg:font-family="'Auto Mission'" style:font-pitch="variable"/>
    <style:font-face style:name="Brush Script MT" svg:font-family="'Brush Script MT'" style:font-family-generic="script" style:font-pitch="variable"/>
    <style:font-face style:name="Christmas Lights Indoor" svg:font-family="'Christmas Lights Indoo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on Lights" svg:font-family="'Neon Lights'" style:font-pitch="variable"/>
    <style:font-face style:name="Old English" svg:font-family="'Old English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tor Wizard</meta:initial-creator>
    <meta:creation-date>2022-09-21T10:40:40.805000000</meta:creation-date>
    <meta:printed-by>Doctor Wizard</meta:printed-by>
    <meta:print-date>2022-09-21T10:52:00.152000000</meta:print-date>
    <dc:date>2022-09-21T11:05:27.273000000</dc:date>
    <dc:creator>Doctor Wizard</dc:creator>
    <meta:editing-duration>PT14M35S</meta:editing-duration>
    <meta:editing-cycles>2</meta:editing-cycles>
    <meta:generator>LibreOffice/7.2.7.2$Windows_X86_64 LibreOffice_project/8d71d29d553c0f7dcbfa38fbfda25ee34cce99a2</meta:generator>
    <meta:document-statistic meta:table-count="0" meta:image-count="2" meta:object-count="0" meta:page-count="1" meta:paragraph-count="3" meta:word-count="4" meta:character-count="25" meta:non-whitespace-character-count="24"/>
  </office:meta>
</office:document-meta>
</file>